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15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0.15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15cm" fo:border-left="0.002cm solid #000000" fo:border-right="none" fo:border-top="none" fo:border-bottom="none">
        <style:background-image/>
      </style:table-cell-properties>
    </style:style>
    <style:style style:name="Table1.C2" style:family="table-cell">
      <style:table-cell-properties fo:background-color="transparent" fo:padding="0.15cm" fo:border-left="0.002cm solid #000000" fo:border-right="0.002cm solid #000000" fo:border-top="none" fo:border-bottom="none">
        <style:background-image/>
      </style:table-cell-properties>
    </style:style>
    <style:style style:name="Table1.A8" style:family="table-cell">
      <style:table-cell-properties style:vertical-align="top" fo:background-color="transparent" fo:padding="0.15cm" fo:border-left="0.002cm solid #000000" fo:border-right="none" fo:border-top="none" fo:border-bottom="0.002cm solid #000000">
        <style:background-image/>
      </style:table-cell-properties>
    </style:style>
    <style:style style:name="Table1.C8" style:family="table-cell">
      <style:table-cell-properties fo:background-color="transparent" fo:padding="0.15cm" fo:border-left="0.002cm solid #000000" fo:border-right="0.002cm solid #000000" fo:border-top="none" fo:border-bottom="0.002cm solid #000000">
        <style:background-image/>
      </style:table-cell-properties>
    </style:style>
    <style:style style:name="Table3" style:family="table">
      <style:table-properties style:width="17cm" fo:margin-left="0cm" fo:margin-right="0cm" table:align="margins" fo:keep-with-next="auto"/>
    </style:style>
    <style:style style:name="Table3.A" style:family="table-column">
      <style:table-column-properties style:column-width="2.048cm" style:rel-column-width="7892*"/>
    </style:style>
    <style:style style:name="Table3.B" style:family="table-column">
      <style:table-column-properties style:column-width="4.286cm" style:rel-column-width="16523*"/>
    </style:style>
    <style:style style:name="Table3.C" style:family="table-column">
      <style:table-column-properties style:column-width="10.666cm"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15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15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15cm" fo:border-left="0.002cm solid #000000" fo:border-right="none" fo:border-top="none" fo:border-bottom="none">
        <style:background-image/>
      </style:table-cell-properties>
    </style:style>
    <style:style style:name="Table3.C2" style:family="table-cell">
      <style:table-cell-properties fo:background-color="transparent" fo:padding="0.15cm" fo:border-left="0.002cm solid #000000" fo:border-right="0.002cm solid #000000" fo:border-top="none" fo:border-bottom="none">
        <style:background-image/>
      </style:table-cell-properties>
    </style:style>
    <style:style style:name="Table3.A12" style:family="table-cell">
      <style:table-cell-properties fo:background-color="transparent" fo:padding="0.15cm" fo:border-left="0.002cm solid #000000" fo:border-right="none" fo:border-top="none" fo:border-bottom="none">
        <style:background-image/>
      </style:table-cell-properties>
    </style:style>
    <style:style style:name="Table3.A30" style:family="table-cell">
      <style:table-cell-properties fo:background-color="transparent" fo:padding="0.15cm" fo:border-left="0.002cm solid #000000" fo:border-right="none" fo:border-top="none" fo:border-bottom="0.002cm solid #000000">
        <style:background-image/>
      </style:table-cell-properties>
    </style:style>
    <style:style style:name="Table3.C30" style:family="table-cell">
      <style:table-cell-properties fo:background-color="transparent" fo:padding="0.15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text-properties fo:background-color="#ffff00"/>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background-color="transparent" style:shadow="none">
        <style:background-image/>
      </style:paragraph-properties>
      <style:text-properties fo:color="#000000"/>
    </style:style>
    <style:style style:name="P11" style:family="paragraph" style:parent-style-name="OOoToCHead" style:master-page-name="OOoFrontMatter">
      <style:paragraph-properties style:page-number="auto"/>
    </style:style>
    <style:style style:name="P12" style:family="paragraph" style:parent-style-name="OOoHeading_20_1" style:master-page-name="">
      <style:paragraph-properties style:page-number="auto" fo:break-before="auto" fo:break-after="auto"/>
    </style:style>
    <style:style style:name="P13" style:family="paragraph" style:parent-style-name="OOoHeading_20_1" style:master-page-name="">
      <style:paragraph-properties style:page-number="auto" fo:break-before="page"/>
    </style:style>
    <style:style style:name="P14" style:family="paragraph" style:parent-style-name="OOoHeading_20_1" style:master-page-name="OOoPageStyle">
      <style:paragraph-properties style:page-number="auto" fo:break-before="auto" fo:break-after="auto"/>
    </style:style>
    <style:style style:name="P15" style:family="paragraph" style:parent-style-name="OOoNewChapter" style:master-page-name="OOoFirstPage">
      <style:paragraph-properties style:page-number="auto"/>
    </style:style>
    <style:style style:name="P16" style:family="paragraph" style:parent-style-name="OOoContents_20_1">
      <style:paragraph-properties>
        <style:tab-stops>
          <style:tab-stop style:position="17cm" style:type="right" style:leader-style="dotted" style:leader-text="."/>
        </style:tab-stops>
      </style:paragraph-properties>
    </style:style>
    <style:style style:name="P17" style:family="paragraph" style:parent-style-name="OOoContents_20_2">
      <style:paragraph-properties>
        <style:tab-stops>
          <style:tab-stop style:position="16.501cm" style:type="right" style:leader-style="dotted" style:leader-text="."/>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language="en" fo:country="US"/>
    </style:style>
    <style:style style:name="T7" style:family="text">
      <style:text-properties style:font-name="Times New Roman1" fo:font-size="12pt"/>
    </style:style>
    <style:style style:name="T8" style:family="text">
      <style:text-properties fo:font-weight="bold" style:font-weight-asian="bold" style:font-weight-complex="bold"/>
    </style:style>
    <style:style style:name="T9" style:family="text">
      <style:text-properties style:font-name="DejaVu Sans Mono"/>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erif2" fo:font-size="11pt" fo:language="en" fo:country="US" fo:font-style="italic" style:letter-kerning="true" style:font-size-asian="11p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89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1.18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700916096" text:id="ct700916096">
          <text:insertion>
            <office:change-info>
              <dc:creator>Dick Groskamp</dc:creator>
              <dc:date>2022-02-25T16:06:00</dc:date>
            </office:change-info>
          </text:insertion>
        </text:changed-region>
        <text:changed-region xml:id="ct151941912" text:id="ct151941912">
          <text:insertion>
            <office:change-info>
              <dc:creator>f c</dc:creator>
              <dc:date>2021-06-20T15:25:00</dc:date>
            </office:change-info>
          </text:insertion>
        </text:changed-region>
        <text:changed-region xml:id="ct700915472" text:id="ct700915472">
          <text:insertion>
            <office:change-info>
              <dc:creator>Dick Groskamp</dc:creator>
              <dc:date>2022-02-25T16:07:00</dc:date>
            </office:change-info>
          </text:insertion>
        </text:changed-region>
        <text:changed-region xml:id="ct703411920" text:id="ct703411920">
          <text:insertion>
            <office:change-info>
              <dc:creator>Dick Groskamp</dc:creator>
              <dc:date>2022-02-25T16:07:00</dc:date>
            </office:change-info>
          </text:insertion>
        </text:changed-region>
        <text:changed-region xml:id="ct703412960" text:id="ct703412960">
          <text:insertion>
            <office:change-info>
              <dc:creator>Dick Groskamp</dc:creator>
              <dc:date>2022-02-25T16:07:00</dc:date>
            </office:change-info>
          </text:insertion>
        </text:changed-region>
        <text:changed-region xml:id="ct704216888" text:id="ct704216888">
          <text:deletion>
            <office:change-info>
              <dc:creator>Dick Groskamp</dc:creator>
              <dc:date>2022-02-25T16:0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04214808" text:id="ct704214808">
          <text:insertion>
            <office:change-info>
              <dc:creator>Dick Groskamp</dc:creator>
              <dc:date>2022-02-25T16:08:00</dc:date>
            </office:change-info>
          </text:insertion>
        </text:changed-region>
        <text:changed-region xml:id="ct704215640" text:id="ct704215640">
          <text:insertion>
            <office:change-info>
              <dc:creator>Dick Groskamp</dc:creator>
              <dc:date>2022-02-25T16:08:00</dc:date>
            </office:change-info>
          </text:insertion>
        </text:changed-region>
        <text:changed-region xml:id="ct704215744" text:id="ct704215744">
          <text:deletion>
            <office:change-info>
              <dc:creator>Dick Groskamp</dc:creator>
              <dc:date>2022-02-25T16:08:00</dc:date>
            </office:change-info>
            <text:p text:style-name="OOoTextBody">pril</text:p>
          </text:deletion>
        </text:changed-region>
        <text:changed-region xml:id="ct704215848" text:id="ct704215848">
          <text:insertion>
            <office:change-info>
              <dc:creator>Dick Groskamp</dc:creator>
              <dc:date>2022-02-25T16:08:00</dc:date>
            </office:change-info>
          </text:insertion>
        </text:changed-region>
        <text:changed-region xml:id="ct704214288" text:id="ct704214288">
          <text:deletion>
            <office:change-info>
              <dc:creator>Dick Groskamp</dc:creator>
              <dc:date>2022-02-25T16:08:00</dc:date>
            </office:change-info>
            <text:p text:style-name="OOoTextBody">11</text:p>
          </text:deletion>
        </text:changed-region>
        <text:changed-region xml:id="ct704215952" text:id="ct704215952">
          <text:insertion>
            <office:change-info>
              <dc:creator>Dick Groskamp</dc:creator>
              <dc:date>2022-02-25T16:08:00</dc:date>
            </office:change-info>
          </text:insertion>
        </text:changed-region>
        <text:changed-region xml:id="ct704214392" text:id="ct704214392">
          <text:insertion>
            <office:change-info>
              <dc:creator>Dick Groskamp</dc:creator>
              <dc:date>2022-02-25T16:08:00</dc:date>
            </office:change-info>
          </text:insertion>
        </text:changed-region>
        <text:changed-region xml:id="ct704214496" text:id="ct704214496">
          <text:deletion>
            <office:change-info>
              <dc:creator>Dick Groskamp</dc:creator>
              <dc:date>2022-02-25T16:08:00</dc:date>
            </office:change-info>
            <text:p text:style-name="OOoTextBody">.org 3.3</text:p>
          </text:deletion>
        </text:changed-region>
        <text:changed-region xml:id="ct151942016" text:id="ct151942016">
          <text:insertion>
            <office:change-info>
              <dc:creator>f c</dc:creator>
              <dc:date>2021-06-20T15:26:00</dc:date>
            </office:change-info>
          </text:insertion>
        </text:changed-region>
        <text:changed-region xml:id="ct151115368" text:id="ct151115368">
          <text:insertion>
            <office:change-info>
              <dc:creator>Dick Groskamp</dc:creator>
              <dc:date>2022-02-25T16:22:00</dc:date>
            </office:change-info>
          </text:insertion>
        </text:changed-region>
        <text:changed-region xml:id="ct151115992" text:id="ct151115992">
          <text:deletion>
            <office:change-info>
              <dc:creator>Dick Groskamp</dc:creator>
              <dc:date>2022-02-25T16:23:00</dc:date>
            </office:change-info>
            <text:p text:style-name="OOoTableText"><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4" draw:name="Afbeeldingen1" text:anchor-type="paragraph" svg:x="-0.118cm" svg:y="0.132cm" svg:width="11.467cm" svg:height="2.835cm" draw:z-index="4"><draw:image xlink:href="../../../../../../../Pictures/Mijn%20afbeeldingen/AOO_40/AOO_4+%20nieuw/aoo4_1-main-tm-logo-rgb.png" xlink:type="simple" xlink:show="embed" xlink:actuate="onLoad" draw:filter-name="&lt;Alle indelingen&gt;"/>
    </draw:frame><text:change-start text:change-id="ct700916096"/></text:p>
      <text:p text:style-name="OOoNewChapter"><text:change-end text:change-id="ct700916096"/></text:p>
      <text:p text:style-name="OOoGuideName">Calc Guide<text:hidden-paragraph text:condition="ooow:MD!=0"/><text:change-start text:change-id="ct151941912"/><office:annotation>
     <dc:creator>f c</dc:creator>
     <dc:date>2021-06-20T15:25:50.89</dc:date>
     <text:p text:style-name="P18"><text:span text:style-name="T14">Update graphic</text:span></text:p>
    </office:annotation><text:change-end text:change-id="ct151941912"/><text:change-start text:change-id="ct700915472"/><office:annotation>
     <dc:creator>Dick Groskamp</dc:creator>
     <dc:date>2022-02-25T16:07:03.38</dc:date>
     <text:p text:style-name="P19"><text:span text:style-name="T15">Beantwoorden aan f c (20-06-2021, 15:25): "..."</text:span></text:p>
     <text:p><text:span text:style-name="T16">Done</text:span></text:p>
    </office:annotation><text:change-end text:change-id="ct700915472"/></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03411920"/><text:a xlink:type="simple" xlink:href="http://www.gnu.org/licenses/gpl.html" text:style-name="Internet_20_link" text:visited-style-name="Visited_20_Internet_20_Link">s</text:a><text:change-end text:change-id="ct70341192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03412960"/><text:a xlink:type="simple" xlink:href="http://creativecommons.org/licenses/by/3.0/" text:style-name="Internet_20_link" text:visited-style-name="Visited_20_Internet_20_Link">s</text:a><text:change-end text:change-id="ct70341296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1"> </text:span><text:change text:change-id="ct704216888"/><text:change-start text:change-id="ct704214808"/><text:a xlink:type="simple" xlink:href="mailto:doc@.openoffice.apache.org" text:style-name="Internet_20_link" text:visited-style-name="Visited_20_Internet_20_Link">doc@.openoffice.apache.org</text:a><text:change-end text:change-id="ct704214808"/></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text:change-start text:change-id="ct704215640"/>ugust<text:change-end text:change-id="ct704215640"/><text:change text:change-id="ct704215744"/> 20<text:change-start text:change-id="ct704215848"/>22<text:change-end text:change-id="ct704215848"/><text:change text:change-id="ct704214288"/>. Based on<text:change-start text:change-id="ct704215952"/> Apache<text:change-end text:change-id="ct704215952"/> OpenOffice<text:change-start text:change-id="ct704214392"/> 4.1<text:change-end text:change-id="ct704214392"/><text:change text:change-id="ct704214496"/>.<text:change-start text:change-id="ct151942016"/><office:annotation>
      <dc:creator>f c</dc:creator>
      <dc:date>2021-06-20T15:26:03.91</dc:date>
      <text:p text:style-name="P18"><text:span text:style-name="T14">Update page down to here.</text:span></text:p>
     </office:annotation><text:change-end text:change-id="ct151942016"/></text:p>
        <text:h text:style-name="P12" text:outline-level="2"><text:bookmark-start text:name="__RefHeading__60539_1689385743"/>Note for Mac u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0">Windows/Linux</text:p>
              </table:table-cell>
              <table:table-cell table:style-name="Table15.A1" office:value-type="string">
                <text:p text:style-name="P10">Mac equivalent</text:p>
              </table:table-cell>
              <table:table-cell table:style-name="Table15.C1" office:value-type="string">
                <text:p text:style-name="P10">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4"><text:span text:style-name="OOoMenuPath"><text:span text:style-name="T12">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5">Right-click</text:p>
            </table:table-cell>
            <table:table-cell table:style-name="Table15.A2" office:value-type="string">
              <text:p text:style-name="P5">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5">Ctrl (Control)</text:p>
            </table:table-cell>
            <table:table-cell table:style-name="Table15.A2" office:value-type="string">
              <text:p text:style-name="OOoTableText"><text:span text:style-name="T11">z</text:span> <text:span text:style-name="T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5">F5</text:p>
            </table:table-cell>
            <table:table-cell table:style-name="Table15.A2" office:value-type="string">
              <text:p text:style-name="P5">Shift+<text:span text:style-name="T11">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5">F11</text:p>
            </table:table-cell>
            <table:table-cell table:style-name="Table15.A6" office:value-type="string">
              <text:p text:style-name="P6"><text:span text:style-name="T10">z</text:span>+<text:span text:style-name="T2">T</text:span></text:p>
            </table:table-cell>
            <table:table-cell table:style-name="Table15.C6" office:value-type="string">
              <text:p text:style-name="OOoTableText">Open Styles &amp; Formatting window</text:p>
            </table:table-cell>
          </table:table-row>
        </table:table>
        <text:p text:style-name="OOoTextBody"/>
        <text:p text:style-name="P1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60537_1689385743" text:style-name="Internet_20_link" text:visited-style-name="Internet_20_link">Appendix C<text:line-break/> <text:s/>Calc Error Codes<text:tab/>1</text:a></text:p>
            <text:p text:style-name="P17"><text:a xlink:type="simple" xlink:href="#__RefHeading__4527_1253041391" text:style-name="Internet_20_link" text:visited-style-name="Internet_20_link">Copyright<text:tab/>2</text:a></text:p>
            <text:p text:style-name="P17"><text:a xlink:type="simple" xlink:href="#__RefHeading__60539_1689385743" text:style-name="Internet_20_link" text:visited-style-name="Internet_20_link">Note for Mac users<text:tab/>2</text:a></text:p>
            <text:p text:style-name="P17"><text:a xlink:type="simple" xlink:href="#__RefHeading__4529_1253041391" text:style-name="Internet_20_link" text:visited-style-name="Internet_20_link">Introduction to Calc error codes<text:tab/>4</text:a></text:p>
            <text:p text:style-name="P17"><text:a xlink:type="simple" xlink:href="#__RefHeading__4531_1253041391" text:style-name="Internet_20_link" text:visited-style-name="Internet_20_link">Error codes displayed within cells<text:tab/>5</text:a></text:p>
            <text:p text:style-name="P17"><text:a xlink:type="simple" xlink:href="#__RefHeading__4533_1253041391" text:style-name="Internet_20_link" text:visited-style-name="Internet_20_link">General error codes<text:tab/>6</text:a></text:p>
          </text:index-body>
        </text:table-of-content>
        <text:p text:style-name="OOoTextBody"/>
      </text:section>
      <text:h text:style-name="P14" text:outline-level="2"><text:bookmark-start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6">initiated</text:span> mistakes.<text:span text:style-name="T7">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he error code returned when a column is too narrow to display the entire formatted date.<text:span text:style-name="T7"> </text:span>The date displayed within the input line, 04/05/2021, would fit within the cell without a problem, but<text:span text:style-name="T7"> t</text:span>he format used by the cell produces the date value <text:span text:style-name="T2">Monday, April 05, 2021</text:span>.</text:p>
      <text:p text:style-name="OOoFigure"><draw:frame draw:style-name="fr1" draw:name="Frame1" text:anchor-type="as-char" svg:width="11.344cm" draw:z-index="0">
     <draw:text-box fo:min-height="3.757cm">
      <text:p text:style-name="OOoFigureCaption"><draw:frame draw:style-name="fr2" draw:name="Graphic2" text:anchor-type="as-char" svg:width="11.344cm" svg:height="3.306cm" draw:z-index="2"><draw:image xlink:href="../../../../../../../Pictures/Mijn%20afbeeldingen/AOO_40/AOO_4+%20nieuw/0317CG41_DateToLong.png" xlink:type="simple" xlink:show="embed" xlink:actuate="onLoad" draw:filter-name="&lt;Alle indelingen&gt;"/>
       </draw:frame>Figure <text:sequence text:ref-name="refFigure0" text:name="Figure" text:formula="ooow:Figure+1" style:num-format="1">1</text:sequence>: Error codes displayed within cells</text:p>
     </draw:text-box>
    </draw:frame></text:p>
      <text:p text:style-name="P7">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7"> </text:span>This message is more descriptive than the message displayed in the cell, but it still may not provide enough information to correctly diagnose the problem.<text:span text:style-name="T7"> </text:span>For fuller explanations, consult the following tables and the Help topic, <text:span text:style-name="OOoEmphasis">Error Codes in </text:span><text:span text:style-name="OOoEmphasis"><text:span text:style-name="T13">OpenOffice</text:span></text:span><text:span text:style-name="OOoEmphasis"> Calc</text:span>.</text:p>
      <text:p text:style-name="OOoFigure"><draw:frame draw:style-name="fr1" draw:name="Frame2" text:anchor-type="as-char" svg:width="15.215cm" draw:z-index="1">
     <draw:text-box fo:min-height="2.665cm">
      <text:p text:style-name="OOoFigureCaption"><draw:frame draw:style-name="fr3" draw:name="Graphic5" text:anchor-type="as-char" svg:width="15.215cm" svg:height="1.782cm" draw:z-index="3"><draw:image xlink:href="Pictures/10000000000001C00000003776E62DF5.png" xlink:type="simple" xlink:show="embed" xlink:actuate="onLoad"/>
       </draw:frame></text:p>
      <text:p text:style-name="OOoFigureCaption">Figure <text:sequence text:ref-name="refFigure1" text:name="Figure" text:formula="ooow:Figure+1" style:num-format="1">2</text:sequence>: An error message displayed in the status bar.</text:p>
     </draw:text-box>
    </draw:frame></text:p>
      <text:p text:style-name="OOoTextBody">This appendix presents error codes in two tables.<text:span text:style-name="T7"> </text:span>This first table explains error messages which are displayed within the cell that actually contains the error.<text:span text:style-name="T7"> </text:span>Except in the case of the <text:span text:style-name="OOoStrongEmphasis">###</text:span> error, they all correspond to a Calc error code number.<text:span text:style-name="T7"> </text:span>The second table explains all of the error codes, listed by code number, including those errors codes in the first table.</text:p>
      <text:h text:style-name="P13" text:outline-level="2"><text:bookmark-start text:name="__RefHeading__4531_1253041391"/>Error codes <text:alphabetical-index-mark-start text:id="IMark27561272" text:key1="error codes"/>displayed within cells<text:bookmark-end text:name="__RefHeading__4531_1253041391"/><text:alphabetical-index-mark-end text:id="IMark27561272"/></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6">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3">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3" text:outline-level="2"><text:bookmark-start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OpenOffice Calc.<text:change-start text:change-id="ct151115368"/></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text:change-end text:change-id="ct151115368"/></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T8">#NUM!</text:span>)</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9">"=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3">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3">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T8">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3">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change text:change-id="ct151115992"/></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cm" fo:margin-right="0cm" fo:text-indent="0cm"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8</text:page-number>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Error Codes</dc:title>
    <meta:creation-date>2009-04-16T09:00:37</meta:creation-date>
    <meta:editing-cycles>28</meta:editing-cycles>
    <meta:editing-duration>PT3H13M40S</meta:editing-duration>
    <meta:initial-creator>Jean Hollis</meta:initial-creator>
    <dc:date>2022-02-25T16:35:21.81</dc:date>
    <dc:creator>Dick Groskamp</dc:creator>
    <meta:document-statistic meta:table-count="4" meta:image-count="3" meta:object-count="0" meta:page-count="8" meta:paragraph-count="182" meta:word-count="1491" meta:character-count="885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